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78cm" fo:min-width="3.3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4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 fo:min-height="2.291cm" fo:min-width="1.046cm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926cm"/>
      <style:paragraph-properties style:writing-mode="lr-tb"/>
    </style:style>
    <style:style style:name="gr10" style:family="graphic" style:parent-style-name="objectwithoutfill">
      <style:graphic-properties svg:stroke-width="0.051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textarea-horizontal-align="justify" draw:textarea-vertical-align="middle" draw:auto-grow-height="false" fo:min-height="0.107cm" fo:min-width="0.212cm"/>
    </style:style>
    <style:style style:name="gr12" style:family="graphic" style:parent-style-name="standard">
      <style:graphic-properties draw:textarea-horizontal-align="justify" draw:textarea-vertical-align="middle" draw:auto-grow-height="false" fo:min-height="3.877cm" fo:min-width="1.405cm"/>
      <style:paragraph-properties style:writing-mode="lr-tb"/>
    </style:style>
    <style:style style:name="gr13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338cm" fo:min-width="0.77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107cm" fo:min-width="2.167cm"/>
    </style:style>
    <style:style style:name="gr18" style:family="graphic" style:parent-style-name="standard">
      <style:graphic-properties draw:stroke="none" svg:stroke-color="#000000" draw:fill="none" draw:fill-color="#ffffff" fo:min-height="3.15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607cm" fo:min-width="1.78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03cm" fo:min-width="2.358cm"/>
      <style:paragraph-properties style:writing-mode="lr-tb"/>
    </style:style>
    <style:style style:name="gr21" style:family="graphic" style:parent-style-name="standard">
      <style:graphic-properties draw:stroke="none" draw:fill="none" fo:min-height="0.7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4.128cm" svg:x="22.908cm" svg:y="15.287cm">
          <text:p text:style-name="P1">MEM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4.128cm" svg:x="8.937cm" svg:y="6.397cm">
          <text:p text:style-name="P1">MEM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12cm" svg:height="0.318cm" draw:transform="rotate (-1.58772602053924) translate (23.225cm 18.7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7cm" svg:height="1.27cm" svg:x="20.68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1.003cm" svg:y1="16.24cm" svg:x2="21.638cm" svg:y2="16.24cm">
          <text:p/>
        </draw:line>
        <draw:custom-shape draw:style-name="gr5" draw:text-style-name="P2" draw:layer="layout" svg:width="2.54cm" svg:height="2.54cm" draw:transform="rotate (-1.56625847073971) translate (17.504cm 14.007cm)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2" draw:layer="layout" svg:width="2.54cm" svg:height="2.539cm" draw:transform="rotate (1.56625847073971) translate (14.962cm 18.451cm)">
          <text:p/>
          <draw:enhanced-geometry svg:viewBox="0 0 21600 21600" draw:mirror-horizontal="true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6" draw:text-style-name="P4" draw:layer="layout" svg:width="2.222cm" svg:height="1.673cm" svg:x="16.24cm" svg:y="15.837cm">
          <draw:text-box>
            <text:p>ALU</text:p>
          </draw:text-box>
        </draw:frame>
        <draw:line draw:style-name="gr7" draw:text-style-name="P3" draw:layer="layout" svg:x1="24.495cm" svg:y1="1cm" svg:x2="24.495cm" svg:y2="15.288cm">
          <text:p/>
        </draw:line>
        <draw:frame draw:style-name="gr8" draw:text-style-name="P4" draw:layer="layout" svg:width="4.127cm" svg:height="0.645cm" svg:x="23.225cm" svg:y="0.365cm">
          <draw:text-box>
            <text:p>mem_write</text:p>
          </draw:text-box>
        </draw:frame>
        <draw:line draw:style-name="gr4" draw:text-style-name="P3" draw:layer="layout" svg:x1="21.955cm" svg:y1="16.24cm" svg:x2="22.908cm" svg:y2="16.24cm">
          <text:p/>
        </draw:line>
        <draw:line draw:style-name="gr4" draw:text-style-name="P3" draw:layer="layout" svg:x1="21.32cm" svg:y1="14.97cm" svg:x2="21.32cm" svg:y2="15.605cm">
          <text:p/>
        </draw:line>
        <draw:frame draw:style-name="gr9" draw:text-style-name="P4" draw:layer="layout" svg:width="4.445cm" svg:height="1.176cm" svg:x="20.685cm" svg:y="14.111cm">
          <draw:text-box>
            <text:p>Endereço final da memória de instrução</text:p>
          </draw:text-box>
        </draw:frame>
        <draw:custom-shape draw:style-name="gr3" draw:text-style-name="P1" draw:layer="layout" svg:width="1.27cm" svg:height="1.27cm" svg:x="9.254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9.889cm" svg:y1="4.81cm" svg:x2="9.889cm" svg:y2="5.445cm">
          <text:p/>
        </draw:line>
        <draw:line draw:style-name="gr4" draw:text-style-name="P3" draw:layer="layout" svg:x1="9.572cm" svg:y1="5.127cm" svg:x2="10.207cm" svg:y2="5.127cm">
          <text:p/>
        </draw:line>
        <draw:line draw:style-name="gr4" draw:text-style-name="P3" draw:layer="layout" svg:x1="17.51cm" svg:y1="16.24cm" svg:x2="20.685cm" svg:y2="16.24cm">
          <text:p/>
        </draw:line>
        <draw:custom-shape draw:style-name="gr11" draw:text-style-name="P2" draw:layer="layout" svg:width="1.27cm" svg:height="0.635cm" draw:transform="rotate (-1.5688764646177) translate (14.33cm 14.017cm)">
          <text:p/>
          <draw:enhanced-geometry svg:viewBox="0 0 21600 21600" draw:mirror-horizontal="tru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3" draw:layer="layout" svg:x1="14.017cm" svg:y1="14.97cm" svg:x2="14.017cm" svg:y2="20.59cm">
          <text:p/>
        </draw:line>
        <draw:frame draw:style-name="gr8" draw:text-style-name="P4" draw:layer="layout" svg:width="2.222cm" svg:height="0.645cm" svg:x="13.382cm" svg:y="20.59cm">
          <draw:text-box>
            <text:p>has_shamt</text:p>
          </draw:text-box>
        </draw:frame>
        <draw:line draw:style-name="gr4" draw:text-style-name="P3" draw:layer="layout" svg:x1="14.335cm" svg:y1="14.652cm" svg:x2="14.97cm" svg:y2="14.652cm">
          <text:p/>
        </draw:line>
        <draw:custom-shape draw:style-name="gr12" draw:text-style-name="P1" draw:layer="layout" svg:width="1.905cm" svg:height="4.127cm" svg:x="16.557cm" svg:y="6.08cm">
          <text:p text:style-name="P1">RF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312cm" svg:height="0.318cm" draw:transform="rotate (-1.58772602053924) translate (16.88cm 9.57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4" draw:layer="layout" svg:width="0.635cm" svg:height="1.199cm" svg:x="13.7cm" svg:y="14.088cm">
          <draw:text-box>
            <text:p>0</text:p>
            <text:p>1</text:p>
          </draw:text-box>
        </draw:frame>
        <draw:line draw:style-name="gr4" draw:text-style-name="P3" draw:layer="layout" svg:x1="12.747cm" svg:y1="8.62cm" svg:x2="13.382cm" svg:y2="8.62cm">
          <text:p/>
        </draw:line>
        <draw:line draw:style-name="gr4" draw:text-style-name="P3" draw:layer="layout" svg:x1="12.43cm" svg:y1="11.16cm" svg:x2="12.43cm" svg:y2="16.875cm">
          <text:p/>
        </draw:line>
        <draw:line draw:style-name="gr4" draw:text-style-name="P3" draw:layer="layout" svg:x1="13.7cm" svg:y1="14.97cm" svg:x2="12.43cm" svg:y2="14.97cm">
          <text:p/>
        </draw:line>
        <draw:line draw:style-name="gr4" draw:text-style-name="P3" draw:layer="layout" svg:x1="13.065cm" svg:y1="13.382cm" svg:x2="13.065cm" svg:y2="14.335cm">
          <text:p/>
        </draw:line>
        <draw:line draw:style-name="gr4" draw:text-style-name="P3" draw:layer="layout" svg:x1="13.7cm" svg:y1="14.335cm" svg:x2="13.065cm" svg:y2="14.335cm">
          <text:p/>
        </draw:line>
        <draw:line draw:style-name="gr4" draw:text-style-name="P3" draw:layer="layout" svg:x1="20.367cm" svg:y1="7.667cm" svg:x2="18.462cm" svg:y2="7.668cm">
          <text:p/>
        </draw:line>
        <draw:frame draw:style-name="gr15" draw:text-style-name="P4" draw:layer="layout" svg:width="1.27cm" svg:height="1.039cm" svg:x="17.51cm" svg:y="15.605cm">
          <draw:text-box>
            <text:p>LO</text:p>
          </draw:text-box>
        </draw:frame>
        <draw:frame draw:style-name="gr8" draw:text-style-name="P4" draw:layer="layout" svg:width="0.953cm" svg:height="0.645cm" svg:x="18.461cm" svg:y="7.033cm">
          <draw:text-box>
            <text:p>rs</text:p>
          </draw:text-box>
        </draw:frame>
        <draw:custom-shape draw:style-name="gr16" draw:text-style-name="P1" draw:layer="layout" svg:width="1.27cm" svg:height="1.588cm" svg:x="7.032cm" svg:y="7.032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312cm" svg:height="0.318cm" draw:transform="rotate (-1.58772602053924) translate (7.355cm 7.9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9.89cm" svg:y1="13.382cm" svg:x2="20.367cm" svg:y2="13.382cm">
          <text:p/>
        </draw:line>
        <draw:line draw:style-name="gr4" draw:text-style-name="P3" draw:layer="layout" svg:x1="20.367cm" svg:y1="3.857cm" svg:x2="20.367cm" svg:y2="13.382cm">
          <text:p/>
        </draw:line>
        <draw:line draw:style-name="gr4" draw:text-style-name="P3" draw:layer="layout" svg:x1="13.382cm" svg:y1="7.032cm" svg:x2="13.382cm" svg:y2="11.16cm">
          <text:p/>
        </draw:line>
        <draw:line draw:style-name="gr4" draw:text-style-name="P3" draw:layer="layout" svg:x1="8.302cm" svg:y1="7.667cm" svg:x2="8.937cm" svg:y2="7.667cm">
          <text:p/>
        </draw:line>
        <draw:custom-shape draw:style-name="gr17" draw:text-style-name="P2" draw:layer="layout" svg:width="4.761cm" svg:height="0.635cm" draw:transform="rotate (-1.5688764646177) translate (6.073cm 4.81cm)">
          <text:p/>
          <draw:enhanced-geometry svg:viewBox="0 0 21600 21600" draw:mirror-horizontal="tru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" draw:text-style-name="P4" draw:layer="layout" svg:width="0.635cm" svg:height="3.403cm" svg:x="5.444cm" svg:y="5.516cm">
          <draw:text-box>
            <text:p>0</text:p>
            <text:p>1</text:p>
            <text:p>2</text:p>
            <text:p>3</text:p>
            <text:p>4</text:p>
            <text:p>5</text:p>
            <text:p>67</text:p>
          </draw:text-box>
        </draw:frame>
        <draw:line draw:style-name="gr4" draw:text-style-name="P3" draw:layer="layout" svg:x1="6.08cm" svg:y1="7.35cm" svg:x2="6.397cm" svg:y2="7.35cm">
          <text:p/>
        </draw:line>
        <draw:line draw:style-name="gr4" draw:text-style-name="P3" draw:layer="layout" svg:x1="8.62cm" svg:y1="5.127cm" svg:x2="8.62cm" svg:y2="7.667cm">
          <text:p/>
        </draw:line>
        <draw:line draw:style-name="gr4" draw:text-style-name="P3" draw:layer="layout" svg:x1="1cm" svg:y1="4.492cm" svg:x2="8.62cm" svg:y2="4.492cm">
          <text:p/>
        </draw:line>
        <draw:line draw:style-name="gr4" draw:text-style-name="P3" draw:layer="layout" svg:x1="5.127cm" svg:y1="4.492cm" svg:x2="5.127cm" svg:y2="6.08cm">
          <text:p/>
        </draw:line>
        <draw:line draw:style-name="gr4" draw:text-style-name="P3" draw:layer="layout" svg:x1="5.127cm" svg:y1="5.762cm" svg:x2="5.445cm" svg:y2="5.762cm">
          <text:p/>
        </draw:line>
        <draw:line draw:style-name="gr4" draw:text-style-name="P3" draw:layer="layout" svg:x1="5.127cm" svg:y1="6.08cm" svg:x2="5.445cm" svg:y2="6.08cm">
          <text:p/>
        </draw:line>
        <draw:custom-shape draw:style-name="gr16" draw:text-style-name="P1" draw:layer="layout" svg:width="1.27cm" svg:height="1.588cm" svg:x="2.587cm" svg:y="6.397cm">
          <text:p text:style-name="P1">EPC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312cm" svg:height="0.318cm" draw:transform="rotate (-1.58772602053924) translate (2.91cm 7.35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3.857cm" svg:y1="7.032cm" svg:x2="5.445cm" svg:y2="7.032cm">
          <text:p/>
        </draw:line>
        <draw:line draw:style-name="gr4" draw:text-style-name="P3" draw:layer="layout" svg:x1="4.81cm" svg:y1="3.857cm" svg:x2="20.367cm" svg:y2="3.857cm">
          <text:p/>
        </draw:line>
        <draw:line draw:style-name="gr4" draw:text-style-name="P3" draw:layer="layout" svg:x1="4.81cm" svg:y1="3.857cm" svg:x2="4.81cm" svg:y2="6.715cm">
          <text:p/>
        </draw:line>
        <draw:line draw:style-name="gr4" draw:text-style-name="P3" draw:layer="layout" svg:x1="4.81cm" svg:y1="6.715cm" svg:x2="5.445cm" svg:y2="6.715cm">
          <text:p/>
        </draw:line>
        <draw:line draw:style-name="gr4" draw:text-style-name="P3" draw:layer="layout" svg:x1="5.762cm" svg:y1="1cm" svg:x2="5.762cm" svg:y2="5.445cm">
          <text:p/>
        </draw:line>
        <draw:frame draw:style-name="gr8" draw:text-style-name="P4" draw:layer="layout" svg:width="2.223cm" svg:height="0.645cm" svg:x="5.127cm" svg:y="0.355cm">
          <draw:text-box>
            <text:p>pc_source</text:p>
          </draw:text-box>
        </draw:frame>
        <draw:line draw:style-name="gr4" draw:text-style-name="P3" draw:layer="layout" svg:x1="3.54cm" svg:y1="11.16cm" svg:x2="14.335cm" svg:y2="11.16cm">
          <text:p/>
        </draw:line>
        <draw:line draw:style-name="gr4" draw:text-style-name="P3" draw:layer="layout" svg:x1="4.81cm" svg:y1="6.715cm" svg:x2="5.446cm" svg:y2="6.715cm">
          <text:p/>
        </draw:line>
        <draw:line draw:style-name="gr4" draw:text-style-name="P3" draw:layer="layout" svg:x1="4.81cm" svg:y1="7.667cm" svg:x2="4.81cm" svg:y2="11.16cm">
          <text:p/>
        </draw:line>
        <draw:line draw:style-name="gr4" draw:text-style-name="P3" draw:layer="layout" svg:x1="4.81cm" svg:y1="7.667cm" svg:x2="5.445cm" svg:y2="7.667cm">
          <text:p/>
        </draw:line>
        <draw:custom-shape draw:style-name="gr19" draw:text-style-name="P1" draw:layer="layout" svg:width="2.285cm" svg:height="2.857cm" svg:x="4.492cm" svg:y="12.747cm">
          <text:p text:style-name="P1">Interrupt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61cm" svg:height="0.572cm" draw:transform="rotate (-1.58685335591325) translate (5.073cm 14.47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5.127cm" svg:y1="8.302cm" svg:x2="5.127cm" svg:y2="11.795cm">
          <text:p/>
        </draw:line>
        <draw:line draw:style-name="gr4" draw:text-style-name="P3" draw:layer="layout" svg:x1="5.127cm" svg:y1="11.795cm" svg:x2="7.667cm" svg:y2="11.795cm">
          <text:p/>
        </draw:line>
        <draw:line draw:style-name="gr4" draw:text-style-name="P3" draw:layer="layout" svg:x1="6.715cm" svg:y1="14.335cm" svg:x2="7.35cm" svg:y2="14.335cm">
          <text:p/>
        </draw:line>
        <draw:line draw:style-name="gr4" draw:text-style-name="P3" draw:layer="layout" svg:x1="7.35cm" svg:y1="11.795cm" svg:x2="7.35cm" svg:y2="14.335cm">
          <text:p/>
        </draw:line>
        <draw:line draw:style-name="gr4" draw:text-style-name="P3" draw:layer="layout" svg:x1="5.127cm" svg:y1="8.302cm" svg:x2="5.445cm" svg:y2="8.302cm">
          <text:p/>
        </draw:line>
        <draw:line draw:style-name="gr4" draw:text-style-name="P3" draw:layer="layout" svg:x1="5.127cm" svg:y1="8.62cm" svg:x2="5.445cm" svg:y2="8.62cm">
          <text:p/>
        </draw:line>
        <draw:custom-shape draw:style-name="gr20" draw:text-style-name="P1" draw:layer="layout" svg:width="2.858cm" svg:height="0.953cm" svg:x="1.317cm" svg:y="8.302cm">
          <text:p text:style-name="P1">Combinational</text:p>
          <text:p text:style-name="P1">logic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27cm" svg:height="0.635cm" draw:transform="rotate (-1.5688764646177) translate (3.535cm 9.572cm)">
          <text:p/>
          <draw:enhanced-geometry svg:viewBox="0 0 21600 21600" draw:mirror-horizontal="tru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" draw:text-style-name="P4" draw:layer="layout" svg:width="0.635cm" svg:height="1.199cm" svg:x="2.905cm" svg:y="9.643cm">
          <draw:text-box>
            <text:p>0</text:p>
            <text:p>1</text:p>
          </draw:text-box>
        </draw:frame>
        <draw:line draw:style-name="gr4" draw:text-style-name="P3" draw:layer="layout" svg:x1="4.492cm" svg:y1="7.35cm" svg:x2="4.492cm" svg:y2="10.207cm">
          <text:p/>
        </draw:line>
        <draw:line draw:style-name="gr4" draw:text-style-name="P3" draw:layer="layout" svg:x1="4.492cm" svg:y1="7.35cm" svg:x2="5.445cm" svg:y2="7.35cm">
          <text:p/>
        </draw:line>
        <draw:line draw:style-name="gr4" draw:text-style-name="P3" draw:layer="layout" svg:x1="3.539cm" svg:y1="10.207cm" svg:x2="4.492cm" svg:y2="10.207cm">
          <text:p/>
        </draw:line>
        <draw:line draw:style-name="gr7" draw:text-style-name="P3" draw:layer="layout" svg:x1="3.222cm" svg:y1="9.255cm" svg:x2="3.222cm" svg:y2="9.89cm">
          <text:p/>
        </draw:line>
        <draw:line draw:style-name="gr4" draw:text-style-name="P3" draw:layer="layout" svg:x1="1.635cm" svg:y1="1cm" svg:x2="1.635cm" svg:y2="8.302cm">
          <text:p/>
        </draw:line>
        <draw:frame draw:style-name="gr15" draw:text-style-name="P4" draw:layer="layout" svg:width="2.54cm" svg:height="1.039cm" svg:x="0.365cm" svg:y="0.365cm">
          <draw:text-box>
            <text:p>i_instruction</text:p>
          </draw:text-box>
        </draw:frame>
        <draw:line draw:style-name="gr7" draw:text-style-name="P3" draw:layer="layout" svg:x1="1.635cm" svg:y1="9.255cm" svg:x2="1.635cm" svg:y2="19.097cm">
          <text:p/>
        </draw:line>
        <draw:line draw:style-name="gr7" draw:text-style-name="P3" draw:layer="layout" svg:x1="17.51cm" svg:y1="17.192cm" svg:x2="18.462cm" svg:y2="17.192cm">
          <text:p/>
        </draw:line>
        <draw:line draw:style-name="gr7" draw:text-style-name="P3" draw:layer="layout" svg:x1="18.462cm" svg:y1="17.192cm" svg:x2="18.462cm" svg:y2="19.097cm">
          <text:p/>
        </draw:line>
        <draw:line draw:style-name="gr7" draw:text-style-name="P3" draw:layer="layout" svg:x1="1.635cm" svg:y1="19.097cm" svg:x2="18.462cm" svg:y2="19.097cm">
          <text:p/>
        </draw:line>
        <draw:line draw:style-name="gr4" draw:text-style-name="P3" draw:layer="layout" svg:x1="10.525cm" svg:y1="5.127cm" svg:x2="10.842cm" svg:y2="5.127cm">
          <text:p/>
        </draw:line>
        <draw:frame draw:style-name="gr8" draw:text-style-name="P4" draw:layer="layout" svg:width="1.27cm" svg:height="0.645cm" svg:x="10.525cm" svg:y="4.482cm">
          <draw:text-box>
            <text:p>4</text:p>
          </draw:text-box>
        </draw:frame>
        <draw:line draw:style-name="gr4" draw:text-style-name="P3" draw:layer="layout" svg:x1="1cm" svg:y1="4.492cm" svg:x2="1cm" svg:y2="12.112cm">
          <text:p/>
        </draw:line>
        <draw:line draw:style-name="gr4" draw:text-style-name="P3" draw:layer="layout" svg:x1="1cm" svg:y1="9.89cm" svg:x2="2.905cm" svg:y2="9.89cm">
          <text:p/>
        </draw:line>
        <draw:custom-shape draw:style-name="gr3" draw:text-style-name="P1" draw:layer="layout" svg:width="1.27cm" svg:height="1.27cm" svg:x="1.952cm" svg:y="1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2.587cm" svg:y1="11.795cm" svg:x2="2.587cm" svg:y2="12.43cm">
          <text:p/>
        </draw:line>
        <draw:line draw:style-name="gr4" draw:text-style-name="P3" draw:layer="layout" svg:x1="2.27cm" svg:y1="12.112cm" svg:x2="2.905cm" svg:y2="12.112cm">
          <text:p/>
        </draw:line>
        <draw:line draw:style-name="gr4" draw:text-style-name="P3" draw:layer="layout" svg:x1="2.587cm" svg:y1="10.525cm" svg:x2="2.587cm" svg:y2="11.477cm">
          <text:p/>
        </draw:line>
        <draw:line draw:style-name="gr4" draw:text-style-name="P3" draw:layer="layout" svg:x1="2.587cm" svg:y1="10.525cm" svg:x2="2.905cm" svg:y2="10.525cm">
          <text:p/>
        </draw:line>
        <draw:line draw:style-name="gr4" draw:text-style-name="P3" draw:layer="layout" svg:x1="3.54cm" svg:y1="11.16cm" svg:x2="3.54cm" svg:y2="12.113cm">
          <text:p/>
        </draw:line>
        <draw:line draw:style-name="gr4" draw:text-style-name="P3" draw:layer="layout" svg:x1="3.222cm" svg:y1="12.112cm" svg:x2="3.54cm" svg:y2="12.112cm">
          <text:p/>
        </draw:line>
        <draw:line draw:style-name="gr4" draw:text-style-name="P3" draw:layer="layout" svg:x1="1cm" svg:y1="12.112cm" svg:x2="1.952cm" svg:y2="12.112cm">
          <text:p/>
        </draw:line>
        <draw:custom-shape draw:style-name="gr17" draw:text-style-name="P2" draw:layer="layout" svg:width="4.761cm" svg:height="0.635cm" draw:transform="rotate (-1.5688764646177) translate (15.915cm 3.857cm)">
          <text:p/>
          <draw:enhanced-geometry svg:viewBox="0 0 21600 21600" draw:mirror-horizontal="tru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" draw:text-style-name="P4" draw:layer="layout" svg:width="0.635cm" svg:height="3.403cm" svg:x="15.286cm" svg:y="4.563cm">
          <draw:text-box>
            <text:p>0</text:p>
            <text:p>1</text:p>
            <text:p>2</text:p>
            <text:p>3</text:p>
            <text:p>4</text:p>
            <text:p>5</text:p>
            <text:p>67</text:p>
          </draw:text-box>
        </draw:frame>
        <draw:line draw:style-name="gr4" draw:text-style-name="P3" draw:layer="layout" svg:x1="14.97cm" svg:y1="17.51cm" svg:x2="12.747cm" svg:y2="17.51cm">
          <text:p/>
        </draw:line>
        <draw:line draw:style-name="gr4" draw:text-style-name="P3" draw:layer="layout" svg:x1="16.557cm" svg:y1="6.397cm" svg:x2="15.922cm" svg:y2="6.397cm">
          <text:p/>
        </draw:line>
        <draw:frame draw:style-name="gr15" draw:text-style-name="P4" draw:layer="layout" svg:width="2.223cm" svg:height="1.039cm" svg:x="14.551cm" svg:y="8.422cm">
          <draw:text-box>
            <text:p>endereços</text:p>
          </draw:text-box>
        </draw:frame>
        <draw:line draw:style-name="gr4" draw:text-style-name="P3" draw:layer="layout" svg:x1="16.557cm" svg:y1="18.144cm" svg:x2="16.557cm" svg:y2="20.59cm">
          <text:p/>
        </draw:line>
        <draw:frame draw:style-name="gr21" draw:text-style-name="P5" draw:layer="layout" svg:width="2.538cm" svg:height="1.039cm" svg:x="15.605cm" svg:y="20.551cm">
          <draw:text-box>
            <text:p>alu_selector</text:p>
          </draw:text-box>
        </draw:frame>
        <draw:custom-shape draw:style-name="gr20" draw:text-style-name="P1" draw:layer="layout" svg:width="2.858cm" svg:height="0.953cm" svg:x="9.89cm" svg:y="16.875cm">
          <text:p text:style-name="P1">Combinational</text:p>
          <text:p text:style-name="P1">logic</text:p>
          <draw:enhanced-geometry svg:viewBox="0 0 21600 21600" draw:type="rectangle" draw:enhanced-path="M 0 0 L 21600 0 21600 21600 0 21600 0 0 Z N"/>
        </draw:custom-shape>
        <draw:frame draw:style-name="gr21" draw:text-style-name="P5" draw:layer="layout" svg:width="2.538cm" svg:height="1.039cm" svg:x="8.937cm" svg:y="20.59cm">
          <draw:text-box>
            <text:p>r_instruction</text:p>
          </draw:text-box>
        </draw:frame>
        <draw:frame draw:style-name="gr21" draw:text-style-name="P5" draw:layer="layout" svg:width="2.538cm" svg:height="1.039cm" svg:x="11.16cm" svg:y="20.598cm">
          <draw:text-box>
            <text:p>i_instruction</text:p>
          </draw:text-box>
        </draw:frame>
        <draw:line draw:style-name="gr4" draw:text-style-name="P3" draw:layer="layout" svg:x1="12.112cm" svg:y1="17.827cm" svg:x2="12.112cm" svg:y2="20.59cm">
          <text:p/>
        </draw:line>
        <draw:line draw:style-name="gr7" draw:text-style-name="P3" draw:layer="layout" svg:x1="10.207cm" svg:y1="17.827cm" svg:x2="10.207cm" svg:y2="20.59cm">
          <text:p/>
        </draw:line>
        <draw:line draw:style-name="gr4" draw:text-style-name="P3" draw:layer="layout" svg:x1="19.732cm" svg:y1="8.62cm" svg:x2="18.463cm" svg:y2="8.619cm">
          <text:p/>
        </draw:line>
        <draw:frame draw:style-name="gr8" draw:text-style-name="P4" draw:layer="layout" svg:width="0.953cm" svg:height="0.645cm" svg:x="18.462cm" svg:y="7.984cm">
          <draw:text-box>
            <text:p>rt</text:p>
          </draw:text-box>
        </draw:frame>
        <draw:line draw:style-name="gr4" draw:text-style-name="P3" draw:layer="layout" svg:x1="19.732cm" svg:y1="8.62cm" svg:x2="19.732cm" svg:y2="12.747cm">
          <text:p/>
        </draw:line>
        <draw:line draw:style-name="gr4" draw:text-style-name="P3" draw:layer="layout" svg:x1="9.572cm" svg:y1="12.747cm" svg:x2="9.572cm" svg:y2="17.192cm">
          <text:p/>
        </draw:line>
        <draw:line draw:style-name="gr4" draw:text-style-name="P3" draw:layer="layout" svg:x1="13.701cm" svg:y1="14.335cm" svg:x2="13.066cm" svg:y2="14.335cm">
          <text:p/>
        </draw:line>
        <draw:line draw:style-name="gr4" draw:text-style-name="P3" draw:layer="layout" svg:x1="9.89cm" svg:y1="17.192cm" svg:x2="9.572cm" svg:y2="17.192cm">
          <text:p/>
        </draw:line>
        <draw:line draw:style-name="gr4" draw:text-style-name="P3" draw:layer="layout" svg:x1="9.573cm" svg:y1="12.747cm" svg:x2="19.732cm" svg:y2="12.747cm">
          <text:p/>
        </draw:line>
        <draw:custom-shape draw:style-name="gr20" draw:text-style-name="P1" draw:layer="layout" svg:width="2.858cm" svg:height="0.953cm" svg:x="2.269cm" svg:y="16.874cm">
          <text:p text:style-name="P1">Combinational</text:p>
          <text:p text:style-name="P1">logic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857cm" svg:y1="12.112cm" svg:x2="3.857cm" svg:y2="16.557cm">
          <text:p/>
        </draw:line>
        <draw:line draw:style-name="gr4" draw:text-style-name="P3" draw:layer="layout" svg:x1="3.857cm" svg:y1="14.335cm" svg:x2="4.492cm" svg:y2="14.335cm">
          <text:p/>
        </draw:line>
        <draw:line draw:style-name="gr4" draw:text-style-name="P3" draw:layer="layout" svg:x1="0.682cm" svg:y1="3.222cm" svg:x2="5.762cm" svg:y2="3.222cm">
          <text:p/>
        </draw:line>
        <draw:line draw:style-name="gr4" draw:text-style-name="P3" draw:layer="layout" svg:x1="0.682cm" svg:y1="3.222cm" svg:x2="0.682cm" svg:y2="13.7cm">
          <text:p/>
        </draw:line>
        <draw:line draw:style-name="gr4" draw:text-style-name="P3" draw:layer="layout" svg:x1="0.683cm" svg:y1="13.7cm" svg:x2="4.492cm" svg:y2="13.7cm">
          <text:p/>
        </draw:line>
        <draw:frame draw:style-name="gr22" draw:text-style-name="P4" draw:layer="layout" svg:width="4.445cm" svg:height="1.433cm" svg:x="3.54cm" svg:y="19.415cm">
          <draw:text-box>
            <text:p>Endereços das rotinas de tratamento de interrupção</text:p>
          </draw:text-box>
        </draw:frame>
        <draw:frame draw:style-name="gr9" draw:text-style-name="P4" draw:layer="layout" svg:width="3.81cm" svg:height="1.176cm" svg:x="5.762cm" svg:y="16.875cm">
          <draw:text-box>
            <text:p>Interruptções habilitadas</text:p>
          </draw:text-box>
        </draw:frame>
        <draw:line draw:style-name="gr4" draw:text-style-name="P3" draw:layer="layout" svg:x1="5.762cm" svg:y1="15.605cm" svg:x2="5.762cm" svg:y2="19.415cm">
          <text:p/>
        </draw:line>
        <draw:line draw:style-name="gr4" draw:text-style-name="P3" draw:layer="layout" svg:x1="6.397cm" svg:y1="15.605cm" svg:x2="6.397cm" svg:y2="16.875cm">
          <text:p/>
        </draw:line>
        <draw:frame draw:style-name="gr21" draw:text-style-name="P5" draw:layer="layout" svg:width="2.538cm" svg:height="1.039cm" svg:x="2.27cm" svg:y="20.59cm">
          <draw:text-box>
            <text:p>arith</text:p>
          </draw:text-box>
        </draw:frame>
        <draw:line draw:style-name="gr4" draw:text-style-name="P3" draw:layer="layout" svg:x1="2.905cm" svg:y1="17.827cm" svg:x2="2.905cm" svg:y2="20.59cm">
          <text:p/>
        </draw:line>
        <draw:line draw:style-name="gr4" draw:text-style-name="P3" draw:layer="layout" svg:x1="4.175cm" svg:y1="15.922cm" svg:x2="9.89cm" svg:y2="15.922cm">
          <text:p/>
        </draw:line>
        <draw:line draw:style-name="gr4" draw:text-style-name="P3" draw:layer="layout" svg:x1="4.175cm" svg:y1="15.922cm" svg:x2="4.175cm" svg:y2="16.875cm">
          <text:p/>
        </draw:line>
        <draw:line draw:style-name="gr4" draw:text-style-name="P3" draw:layer="layout" svg:x1="4.492cm" svg:y1="16.24cm" svg:x2="9.572cm" svg:y2="16.24cm">
          <text:p/>
        </draw:line>
        <draw:line draw:style-name="gr4" draw:text-style-name="P3" draw:layer="layout" svg:x1="4.492cm" svg:y1="16.24cm" svg:x2="4.492cm" svg:y2="16.875cm">
          <text:p/>
        </draw:line>
        <draw:line draw:style-name="gr4" draw:text-style-name="P3" draw:layer="layout" svg:x1="9.89cm" svg:y1="13.382cm" svg:x2="9.89cm" svg:y2="15.922cm">
          <text:p/>
        </draw:line>
        <draw:line draw:style-name="gr4" draw:text-style-name="P3" draw:layer="layout" svg:x1="13.065cm" svg:y1="17.51cm" svg:x2="13.065cm" svg:y2="18.462cm">
          <text:p/>
        </draw:line>
        <draw:line draw:style-name="gr4" draw:text-style-name="P3" draw:layer="layout" svg:x1="4.492cm" svg:y1="18.462cm" svg:x2="13.064cm" svg:y2="18.462cm">
          <text:p/>
        </draw:line>
        <draw:line draw:style-name="gr4" draw:text-style-name="P3" draw:layer="layout" svg:x1="4.492cm" svg:y1="17.828cm" svg:x2="4.492cm" svg:y2="18.462cm">
          <text:p/>
        </draw:line>
        <draw:line draw:style-name="gr4" draw:text-style-name="P3" draw:layer="layout" svg:x1="3.857cm" svg:y1="16.557cm" svg:x2="5.445cm" svg:y2="16.557cm">
          <text:p/>
        </draw:line>
        <draw:line draw:style-name="gr4" draw:text-style-name="P3" draw:layer="layout" svg:x1="5.445cm" svg:y1="16.557cm" svg:x2="5.445cm" svg:y2="17.192cm">
          <text:p/>
        </draw:line>
        <draw:line draw:style-name="gr4" draw:text-style-name="P3" draw:layer="layout" svg:x1="5.445cm" svg:y1="17.192cm" svg:x2="5.127cm" svg:y2="17.192cm">
          <text:p/>
        </draw:line>
        <draw:line draw:style-name="gr4" draw:text-style-name="P3" draw:layer="layout" svg:x1="3.857cm" svg:y1="18.78cm" svg:x2="19.097cm" svg:y2="18.78cm">
          <text:p/>
        </draw:line>
        <draw:line draw:style-name="gr4" draw:text-style-name="P3" draw:layer="layout" svg:x1="3.857cm" svg:y1="17.827cm" svg:x2="3.857cm" svg:y2="18.779cm">
          <text:p/>
        </draw:line>
        <draw:line draw:style-name="gr4" draw:text-style-name="P3" draw:layer="layout" svg:x1="19.097cm" svg:y1="14.017cm" svg:x2="19.097cm" svg:y2="18.78cm">
          <text:p/>
        </draw:line>
        <draw:custom-shape draw:style-name="gr20" draw:text-style-name="P1" draw:layer="layout" svg:width="2.858cm" svg:height="0.953cm" svg:x="14.335cm" svg:y="10.842cm">
          <text:p text:style-name="P1">Combinational</text:p>
          <text:p text:style-name="P1">logic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4.652cm" svg:y1="11.795cm" svg:x2="14.652cm" svg:y2="19.415cm">
          <text:p/>
        </draw:line>
        <draw:line draw:style-name="gr7" draw:text-style-name="P3" draw:layer="layout" svg:x1="10.207cm" svg:y1="19.415cm" svg:x2="14.652cm" svg:y2="19.415cm">
          <text:p/>
        </draw:line>
        <draw:line draw:style-name="gr4" draw:text-style-name="P3" draw:layer="layout" svg:x1="15.922cm" svg:y1="8.937cm" svg:x2="15.922cm" svg:y2="10.525cm">
          <text:p/>
        </draw:line>
        <draw:line draw:style-name="gr4" draw:text-style-name="P3" draw:layer="layout" svg:x1="15.922cm" svg:y1="10.525cm" svg:x2="17.51cm" svg:y2="10.525cm">
          <text:p/>
        </draw:line>
        <draw:line draw:style-name="gr4" draw:text-style-name="P3" draw:layer="layout" svg:x1="17.51cm" svg:y1="10.525cm" svg:x2="17.51cm" svg:y2="11.477cm">
          <text:p/>
        </draw:line>
        <draw:line draw:style-name="gr4" draw:text-style-name="P3" draw:layer="layout" svg:x1="17.192cm" svg:y1="11.477cm" svg:x2="17.51cm" svg:y2="11.477cm">
          <text:p/>
        </draw:line>
        <draw:frame draw:style-name="gr8" draw:text-style-name="P4" draw:layer="layout" svg:width="1.27cm" svg:height="0.645cm" svg:x="15.922cm" svg:y="0.365cm">
          <draw:text-box>
            <text:p>jump</text:p>
          </draw:text-box>
        </draw:frame>
        <draw:line draw:style-name="gr7" draw:text-style-name="P3" draw:layer="layout" svg:x1="16.24cm" svg:y1="1cm" svg:x2="16.24cm" svg:y2="10.842cm">
          <text:p/>
        </draw:line>
        <draw:line draw:style-name="gr4" draw:text-style-name="P3" draw:layer="layout" svg:x1="15.922cm" svg:y1="8.937cm" svg:x2="16.557cm" svg:y2="8.937cm">
          <text:p/>
        </draw:line>
        <draw:line draw:style-name="gr7" draw:text-style-name="P3" draw:layer="layout" svg:x1="18.145cm" svg:y1="1cm" svg:x2="18.145cm" svg:y2="6.08cm">
          <text:p/>
        </draw:line>
        <draw:frame draw:style-name="gr8" draw:text-style-name="P4" draw:layer="layout" svg:width="4.127cm" svg:height="0.645cm" svg:x="23.226cm" svg:y="0.366cm">
          <draw:text-box>
            <text:p>mem_write</text:p>
          </draw:text-box>
        </draw:frame>
        <draw:frame draw:style-name="gr8" draw:text-style-name="P4" draw:layer="layout" svg:width="4.127cm" svg:height="0.645cm" svg:x="17.193cm" svg:y="0.365cm">
          <draw:text-box>
            <text:p>register_file_we</text:p>
          </draw:text-box>
        </draw:frame>
        <draw:frame draw:style-name="gr8" draw:text-style-name="P4" draw:layer="layout" svg:width="2.223cm" svg:height="0.645cm" svg:x="14.017cm" svg:y="0.365cm">
          <draw:text-box>
            <text:p>rd_source</text:p>
          </draw:text-box>
        </draw:frame>
        <draw:line draw:style-name="gr4" draw:text-style-name="P3" draw:layer="layout" svg:x1="15.605cm" svg:y1="1.952cm" svg:x2="15.605cm" svg:y2="4.492cm">
          <text:p/>
        </draw:line>
        <draw:line draw:style-name="gr4" draw:text-style-name="P3" draw:layer="layout" svg:x1="14.97cm" svg:y1="1.952cm" svg:x2="15.605cm" svg:y2="1.952cm">
          <text:p/>
        </draw:line>
        <draw:line draw:style-name="gr4" draw:text-style-name="P3" draw:layer="layout" svg:x1="14.97cm" svg:y1="1cm" svg:x2="14.97cm" svg:y2="1.952cm">
          <text:p/>
        </draw:line>
        <draw:custom-shape draw:style-name="gr16" draw:text-style-name="P1" draw:layer="layout" svg:width="1.27cm" svg:height="1.588cm" svg:x="2.587cm" svg:y="1.317cm">
          <text:p text:style-name="P1">D</text:p>
          <text:p text:style-name="P1">EPC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312cm" svg:height="0.318cm" draw:transform="rotate (-1.58772602053924) translate (2.905cm 2.27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4.175cm" svg:y1="2.27cm" svg:x2="4.175cm" svg:y2="6.08cm">
          <text:p/>
        </draw:line>
        <draw:line draw:style-name="gr4" draw:text-style-name="P3" draw:layer="layout" svg:x1="2.27cm" svg:y1="6.08cm" svg:x2="4.175cm" svg:y2="6.08cm">
          <text:p/>
        </draw:line>
        <draw:line draw:style-name="gr4" draw:text-style-name="P3" draw:layer="layout" svg:x1="2.27cm" svg:y1="6.08cm" svg:x2="2.27cm" svg:y2="6.715cm">
          <text:p/>
        </draw:line>
        <draw:line draw:style-name="gr4" draw:text-style-name="P3" draw:layer="layout" svg:x1="3.857cm" svg:y1="2.27cm" svg:x2="4.175cm" svg:y2="2.27cm">
          <text:p/>
        </draw:line>
        <draw:line draw:style-name="gr4" draw:text-style-name="P3" draw:layer="layout" svg:x1="2.27cm" svg:y1="6.715cm" svg:x2="2.588cm" svg:y2="6.715cm">
          <text:p/>
        </draw:line>
        <draw:frame draw:style-name="gr8" draw:text-style-name="P4" draw:layer="layout" svg:width="2.223cm" svg:height="0.645cm" svg:x="3.54cm" svg:y="0.365cm">
          <draw:text-box>
            <text:p>epc_we</text:p>
          </draw:text-box>
        </draw:frame>
        <draw:line draw:style-name="gr7" draw:text-style-name="P3" draw:layer="layout" svg:x1="4.492cm" svg:y1="1cm" svg:x2="4.492cm" svg:y2="3.857cm">
          <text:p/>
        </draw:line>
        <draw:line draw:style-name="gr7" draw:text-style-name="P3" draw:layer="layout" svg:x1="3.222cm" svg:y1="3.857cm" svg:x2="3.222cm" svg:y2="6.397cm">
          <text:p/>
        </draw:line>
        <draw:line draw:style-name="gr7" draw:text-style-name="P3" draw:layer="layout" svg:x1="3.222cm" svg:y1="3.857cm" svg:x2="4.492cm" svg:y2="3.857cm">
          <text:p/>
        </draw:line>
        <draw:line draw:style-name="gr4" draw:text-style-name="P3" draw:layer="layout" svg:x1="6.397cm" svg:y1="4.175cm" svg:x2="6.397cm" svg:y2="9.89cm">
          <text:p/>
        </draw:line>
        <draw:line draw:style-name="gr4" draw:text-style-name="P3" draw:layer="layout" svg:x1="1.952cm" svg:y1="4.175cm" svg:x2="6.397cm" svg:y2="4.175cm">
          <text:p/>
        </draw:line>
        <draw:line draw:style-name="gr4" draw:text-style-name="P3" draw:layer="layout" svg:x1="1.952cm" svg:y1="1.952cm" svg:x2="1.952cm" svg:y2="4.175cm">
          <text:p/>
        </draw:line>
        <draw:line draw:style-name="gr4" draw:text-style-name="P3" draw:layer="layout" svg:x1="1.952cm" svg:y1="1.952cm" svg:x2="2.587cm" svg:y2="1.952cm">
          <text:p/>
        </draw:line>
        <draw:custom-shape draw:style-name="gr11" draw:text-style-name="P2" draw:layer="layout" svg:width="1.27cm" svg:height="0.635cm" draw:transform="rotate (-1.5688764646177) translate (7.345cm 9.571cm)">
          <text:p/>
          <draw:enhanced-geometry svg:viewBox="0 0 21600 21600" draw:mirror-horizontal="tru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" draw:text-style-name="P4" draw:layer="layout" svg:width="0.635cm" svg:height="1.199cm" svg:x="6.715cm" svg:y="9.642cm">
          <draw:text-box>
            <text:p>0</text:p>
            <text:p>1</text:p>
          </draw:text-box>
        </draw:frame>
        <draw:line draw:style-name="gr4" draw:text-style-name="P3" draw:layer="layout" svg:x1="6.397cm" svg:y1="9.89cm" svg:x2="6.715cm" svg:y2="9.89cm">
          <text:p/>
        </draw:line>
        <draw:line draw:style-name="gr4" draw:text-style-name="P3" draw:layer="layout" svg:x1="6.715cm" svg:y1="7.35cm" svg:x2="6.715cm" svg:y2="9.255cm">
          <text:p/>
        </draw:line>
        <draw:line draw:style-name="gr4" draw:text-style-name="P3" draw:layer="layout" svg:x1="6.715cm" svg:y1="7.35cm" svg:x2="7.032cm" svg:y2="7.35cm">
          <text:p/>
        </draw:line>
        <draw:line draw:style-name="gr4" draw:text-style-name="P3" draw:layer="layout" svg:x1="7.35cm" svg:y1="10.207cm" svg:x2="7.667cm" svg:y2="10.207cm">
          <text:p/>
        </draw:line>
        <draw:line draw:style-name="gr4" draw:text-style-name="P3" draw:layer="layout" svg:x1="6.715cm" svg:y1="9.255cm" svg:x2="7.667cm" svg:y2="9.255cm">
          <text:p/>
        </draw:line>
        <draw:line draw:style-name="gr4" draw:text-style-name="P3" draw:layer="layout" svg:x1="7.667cm" svg:y1="9.255cm" svg:x2="7.667cm" svg:y2="10.207cm">
          <text:p/>
        </draw:line>
        <draw:frame draw:style-name="gr8" draw:text-style-name="P4" draw:layer="layout" svg:width="3.174cm" svg:height="0.645cm" svg:x="5.128cm" svg:y="10.525cm">
          <draw:text-box>
            <text:p>Endereço syscall</text:p>
          </draw:text-box>
        </draw:frame>
        <draw:line draw:style-name="gr4" draw:text-style-name="P3" draw:layer="layout" svg:x1="6.397cm" svg:y1="10.525cm" svg:x2="6.715cm" svg:y2="10.525cm">
          <text:p/>
        </draw:line>
        <draw:line draw:style-name="gr4" draw:text-style-name="P3" draw:layer="layout" svg:x1="6.397cm" svg:y1="10.525cm" svg:x2="6.397cm" svg:y2="10.842cm">
          <text:p/>
        </draw:line>
        <draw:custom-shape draw:style-name="gr20" draw:text-style-name="P1" draw:layer="layout" svg:width="2.858cm" svg:height="0.953cm" svg:x="7.667cm" svg:y="11.477cm">
          <text:p text:style-name="P1">Combinational</text:p>
          <text:p text:style-name="P1">logic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3.222cm" svg:y1="9.256cm" svg:x2="3.222cm" svg:y2="9.891cm">
          <text:p/>
        </draw:line>
        <draw:line draw:style-name="gr7" draw:text-style-name="P3" draw:layer="layout" svg:x1="8.302cm" svg:y1="9.572cm" svg:x2="8.302cm" svg:y2="11.477cm">
          <text:p/>
        </draw:line>
        <draw:line draw:style-name="gr7" draw:text-style-name="P3" draw:layer="layout" svg:x1="8.302cm" svg:y1="9.572cm" svg:x2="7.032cm" svg:y2="9.572cm">
          <text:p/>
        </draw:line>
        <draw:line draw:style-name="gr7" draw:text-style-name="P3" draw:layer="layout" svg:x1="7.032cm" svg:y1="9.572cm" svg:x2="7.032cm" svg:y2="9.89cm">
          <text:p/>
        </draw:line>
        <draw:line draw:style-name="gr4" draw:text-style-name="P3" draw:layer="layout" svg:x1="3.857cm" svg:y1="12.112cm" svg:x2="7.666cm" svg:y2="12.112cm">
          <text:p/>
        </draw:line>
        <draw:custom-shape draw:style-name="gr16" draw:text-style-name="P1" draw:layer="layout" svg:width="1.27cm" svg:height="1.588cm" svg:x="7.985cm" svg:y="1.635cm">
          <text:p text:style-name="P1">HI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312cm" svg:height="0.318cm" draw:transform="rotate (-1.58772602053924) translate (8.302cm 2.59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9.254cm" svg:y1="2.589cm" svg:x2="14.652cm" svg:y2="2.587cm">
          <text:p/>
        </draw:line>
        <draw:custom-shape draw:style-name="gr16" draw:text-style-name="P1" draw:layer="layout" svg:width="1.27cm" svg:height="1.588cm" svg:x="7.038cm" svg:y="5.127cm">
          <text:p text:style-name="P1">LO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312cm" svg:height="0.318cm" draw:transform="rotate (-1.58772602053924) translate (7.356cm 6.0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8.302cm" svg:y1="6.08cm" svg:x2="15.287cm" svg:y2="6.08cm">
          <text:p/>
        </draw:line>
        <draw:frame draw:style-name="gr8" draw:text-style-name="P4" draw:layer="layout" svg:width="1.587cm" svg:height="0.645cm" svg:x="8.302cm" svg:y="0.365cm">
          <draw:text-box>
            <text:p>hi_we</text:p>
          </draw:text-box>
        </draw:frame>
        <draw:frame draw:style-name="gr8" draw:text-style-name="P4" draw:layer="layout" svg:width="2.223cm" svg:height="0.645cm" svg:x="7.032cm" svg:y="0.355cm">
          <draw:text-box>
            <text:p>lo_we</text:p>
          </draw:text-box>
        </draw:frame>
        <draw:line draw:style-name="gr7" draw:text-style-name="P3" draw:layer="layout" svg:x1="8.937cm" svg:y1="1cm" svg:x2="8.937cm" svg:y2="1.635cm">
          <text:p/>
        </draw:line>
        <draw:line draw:style-name="gr4" draw:text-style-name="P3" draw:layer="layout" svg:x1="17.51cm" svg:y1="15.287cm" svg:x2="18.78cm" svg:y2="15.287cm">
          <text:p/>
        </draw:line>
        <draw:line draw:style-name="gr4" draw:text-style-name="P3" draw:layer="layout" svg:x1="18.78cm" svg:y1="13.7cm" svg:x2="18.78cm" svg:y2="15.287cm">
          <text:p/>
        </draw:line>
        <draw:line draw:style-name="gr4" draw:text-style-name="P3" draw:layer="layout" svg:x1="19.097cm" svg:y1="14.017cm" svg:x2="21.637cm" svg:y2="14.017cm">
          <text:p/>
        </draw:line>
        <draw:line draw:style-name="gr4" draw:text-style-name="P3" draw:layer="layout" svg:x1="18.78cm" svg:y1="13.7cm" svg:x2="21.002cm" svg:y2="13.7cm">
          <text:p/>
        </draw:line>
        <draw:line draw:style-name="gr4" draw:text-style-name="P3" draw:layer="layout" svg:x1="21.002cm" svg:y1="1.317cm" svg:x2="21.002cm" svg:y2="13.7cm">
          <text:p/>
        </draw:line>
        <draw:line draw:style-name="gr4" draw:text-style-name="P3" draw:layer="layout" svg:x1="21.637cm" svg:y1="3.54cm" svg:x2="21.637cm" svg:y2="14.017cm">
          <text:p/>
        </draw:line>
        <draw:frame draw:style-name="gr15" draw:text-style-name="P4" draw:layer="layout" svg:width="1.27cm" svg:height="1.039cm" svg:x="17.51cm" svg:y="14.652cm">
          <draw:text-box>
            <text:p>HI</text:p>
          </draw:text-box>
        </draw:frame>
        <draw:line draw:style-name="gr4" draw:text-style-name="P3" draw:layer="layout" svg:x1="7.667cm" svg:y1="1.317cm" svg:x2="21.002cm" svg:y2="1.317cm">
          <text:p/>
        </draw:line>
        <draw:line draw:style-name="gr7" draw:text-style-name="P3" draw:layer="layout" svg:x1="7.35cm" svg:y1="1cm" svg:x2="7.35cm" svg:y2="5.127cm">
          <text:p/>
        </draw:line>
        <draw:line draw:style-name="gr4" draw:text-style-name="P3" draw:layer="layout" svg:x1="7.667cm" svg:y1="1.952cm" svg:x2="7.668cm" svg:y2="1.317cm">
          <text:p/>
        </draw:line>
        <draw:line draw:style-name="gr4" draw:text-style-name="P3" draw:layer="layout" svg:x1="7.667cm" svg:y1="1.952cm" svg:x2="7.985cm" svg:y2="1.952cm">
          <text:p/>
        </draw:line>
        <draw:line draw:style-name="gr4" draw:text-style-name="P3" draw:layer="layout" svg:x1="6.715cm" svg:y1="3.54cm" svg:x2="21.637cm" svg:y2="3.54cm">
          <text:p/>
        </draw:line>
        <draw:line draw:style-name="gr4" draw:text-style-name="P3" draw:layer="layout" svg:x1="6.715cm" svg:y1="3.54cm" svg:x2="6.715cm" svg:y2="5.445cm">
          <text:p/>
        </draw:line>
        <draw:line draw:style-name="gr4" draw:text-style-name="P3" draw:layer="layout" svg:x1="6.715cm" svg:y1="5.445cm" svg:x2="7.032cm" svg:y2="5.445cm">
          <text:p/>
        </draw:line>
        <draw:line draw:style-name="gr4" draw:text-style-name="P3" draw:layer="layout" svg:x1="14.97cm" svg:y1="3.54cm" svg:x2="14.97cm" svg:y2="5.127cm">
          <text:p/>
        </draw:line>
        <draw:line draw:style-name="gr4" draw:text-style-name="P3" draw:layer="layout" svg:x1="14.97cm" svg:y1="4.81cm" svg:x2="15.288cm" svg:y2="4.81cm">
          <text:p/>
        </draw:line>
        <draw:line draw:style-name="gr4" draw:text-style-name="P3" draw:layer="layout" svg:x1="14.652cm" svg:y1="5.762cm" svg:x2="15.287cm" svg:y2="5.762cm">
          <text:p/>
        </draw:line>
        <draw:line draw:style-name="gr4" draw:text-style-name="P3" draw:layer="layout" svg:x1="14.652cm" svg:y1="2.588cm" svg:x2="14.652cm" svg:y2="5.762cm">
          <text:p/>
        </draw:line>
        <draw:line draw:style-name="gr4" draw:text-style-name="P3" draw:layer="layout" svg:x1="14.97cm" svg:y1="5.127cm" svg:x2="15.287cm" svg:y2="5.127cm">
          <text:p/>
        </draw:line>
        <draw:line draw:style-name="gr4" draw:text-style-name="P3" draw:layer="layout" svg:x1="14.017cm" svg:y1="1.317cm" svg:x2="14.017cm" svg:y2="6.397cm">
          <text:p/>
        </draw:line>
        <draw:line draw:style-name="gr4" draw:text-style-name="P3" draw:layer="layout" svg:x1="15.287cm" svg:y1="6.397cm" svg:x2="14.017cm" svg:y2="6.397cm">
          <text:p/>
        </draw:line>
        <draw:line draw:style-name="gr4" draw:text-style-name="P3" draw:layer="layout" svg:x1="13.382cm" svg:y1="7.032cm" svg:x2="15.287cm" svg:y2="7.032cm">
          <text:p/>
        </draw:line>
        <draw:line draw:style-name="gr4" draw:text-style-name="P3" draw:layer="layout" svg:x1="8.62cm" svg:y1="5.127cm" svg:x2="9.255cm" svg:y2="5.127cm">
          <text:p/>
        </draw:line>
        <draw:line draw:style-name="gr4" draw:text-style-name="P3" draw:layer="layout" svg:x1="8.62cm" svg:y1="4.175cm" svg:x2="13.065cm" svg:y2="4.175cm">
          <text:p/>
        </draw:line>
        <draw:line draw:style-name="gr4" draw:text-style-name="P3" draw:layer="layout" svg:x1="8.62cm" svg:y1="4.175cm" svg:x2="8.62cm" svg:y2="4.492cm">
          <text:p/>
        </draw:line>
        <draw:line draw:style-name="gr4" draw:text-style-name="P3" draw:layer="layout" svg:x1="9.89cm" svg:y1="4.492cm" svg:x2="9.89cm" svg:y2="4.175cm">
          <text:p/>
        </draw:line>
        <draw:line draw:style-name="gr4" draw:text-style-name="P3" draw:layer="layout" svg:x1="13.065cm" svg:y1="7.667cm" svg:x2="13.065cm" svg:y2="4.175cm">
          <text:p/>
        </draw:line>
        <draw:line draw:style-name="gr4" draw:text-style-name="P3" draw:layer="layout" svg:x1="13.065cm" svg:y1="7.667cm" svg:x2="15.287cm" svg:y2="7.667cm">
          <text:p/>
        </draw:line>
        <draw:custom-shape draw:style-name="gr11" draw:text-style-name="P2" draw:layer="layout" svg:width="1.27cm" svg:height="0.635cm" draw:transform="rotate (-1.5688764646177) translate (14.647cm 9.254cm)">
          <text:p/>
          <draw:enhanced-geometry svg:viewBox="0 0 21600 21600" draw:mirror-horizontal="tru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" draw:text-style-name="P4" draw:layer="layout" svg:width="0.635cm" svg:height="1.199cm" svg:x="14.017cm" svg:y="9.325cm">
          <draw:text-box>
            <text:p>0</text:p>
            <text:p>1</text:p>
          </draw:text-box>
        </draw:frame>
        <draw:line draw:style-name="gr7" draw:text-style-name="P3" draw:layer="layout" svg:x1="14.334cm" svg:y1="9.255cm" svg:x2="14.334cm" svg:y2="9.573cm">
          <text:p/>
        </draw:line>
        <draw:line draw:style-name="gr4" draw:text-style-name="P3" draw:layer="layout" svg:x1="14.652cm" svg:y1="7.35cm" svg:x2="15.287cm" svg:y2="7.35cm">
          <text:p/>
        </draw:line>
        <draw:line draw:style-name="gr4" draw:text-style-name="P3" draw:layer="layout" svg:x1="14.652cm" svg:y1="7.349cm" svg:x2="14.652cm" svg:y2="9.255cm">
          <text:p/>
        </draw:line>
        <draw:line draw:style-name="gr4" draw:text-style-name="P3" draw:layer="layout" svg:x1="15.287cm" svg:y1="9.255cm" svg:x2="14.652cm" svg:y2="9.255cm">
          <text:p/>
        </draw:line>
        <draw:line draw:style-name="gr4" draw:text-style-name="P3" draw:layer="layout" svg:x1="15.287cm" svg:y1="9.89cm" svg:x2="14.652cm" svg:y2="9.89cm">
          <text:p/>
        </draw:line>
        <draw:line draw:style-name="gr4" draw:text-style-name="P3" draw:layer="layout" svg:x1="15.287cm" svg:y1="9.255cm" svg:x2="15.287cm" svg:y2="9.89cm">
          <text:p/>
        </draw:line>
        <draw:line draw:style-name="gr4" draw:text-style-name="P3" draw:layer="layout" svg:x1="13.065cm" svg:y1="12.112cm" svg:x2="26.94cm" svg:y2="12.112cm">
          <text:p/>
        </draw:line>
        <draw:line draw:style-name="gr4" draw:text-style-name="P3" draw:layer="layout" svg:x1="13.065cm" svg:y1="9.572cm" svg:x2="13.065cm" svg:y2="12.113cm">
          <text:p/>
        </draw:line>
        <draw:line draw:style-name="gr4" draw:text-style-name="P3" draw:layer="layout" svg:x1="13.065cm" svg:y1="9.572cm" svg:x2="14.017cm" svg:y2="9.572cm">
          <text:p/>
        </draw:line>
        <draw:line draw:style-name="gr4" draw:text-style-name="P3" draw:layer="layout" svg:x1="26.94cm" svg:y1="16.875cm" svg:x2="26.941cm" svg:y2="12.112cm">
          <text:p/>
        </draw:line>
        <draw:line draw:style-name="gr4" draw:text-style-name="P3" draw:layer="layout" svg:x1="26.941cm" svg:y1="16.876cm" svg:x2="26.717cm" svg:y2="16.875cm">
          <text:p/>
        </draw:line>
        <draw:custom-shape draw:style-name="gr2" draw:text-style-name="P2" draw:layer="layout" svg:width="0.065cm" svg:height="0.064cm" svg:x="19.058cm" svg:y="16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65cm" svg:height="0.064cm" svg:x="20.334cm" svg:y="7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65cm" svg:height="0.064cm" svg:x="13.03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65cm" svg:height="0.064cm" svg:x="9.538cm" svg:y="16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65cm" svg:height="0.064cm" svg:x="13.038cm" svg:y="17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65cm" svg:height="0.064cm" svg:x="3.813cm" svg:y="14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65cm" svg:height="0.064cm" svg:x="7.314cm" svg:y="11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65cm" svg:height="0.064cm" svg:x="5.089cm" svg:y="8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65cm" svg:height="0.064cm" svg:x="6.365cm" svg:y="7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65cm" svg:height="0.064cm" svg:x="5.089cm" svg:y="5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65cm" svg:height="0.064cm" svg:x="8.589cm" svg:y="7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65cm" svg:height="0.064cm" svg:x="8.589cm" svg:y="7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65cm" svg:height="0.064cm" svg:x="14.936cm" svg:y="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65cm" svg:height="0.064cm" svg:x="14.936cm" svg:y="3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65cm" svg:height="0.064cm" svg:x="5.089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65cm" svg:height="0.064cm" svg:x="0.967cm" svg:y="9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65cm" svg:height="0.064cm" svg:x="4.762cm" svg:y="11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65cm" svg:height="0.064cm" svg:x="12.385cm" svg:y="11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65cm" svg:height="0.064cm" svg:x="13.333cm" svg:y="11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65cm" svg:height="0.064cm" svg:x="13.333cm" svg:y="8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65cm" svg:height="0.064cm" svg:x="12.417cm" svg:y="14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65cm" svg:height="0.064cm" svg:x="9.865cm" svg:y="4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65cm" svg:height="0.064cm" svg:x="5.711cm" svg:y="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65cm" svg:height="0.064cm" svg:x="13.988cm" svg:y="1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65cm" svg:height="0.064cm" svg:x="10.192cm" svg:y="19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1T17:36:22.941774516</meta:creation-date>
    <dc:date>2022-07-18T08:44:34.067656590</dc:date>
    <meta:editing-duration>PT11M59S</meta:editing-duration>
    <meta:editing-cycles>2</meta:editing-cycles>
    <meta:generator>LibreOffice/7.3.4.2$Linux_X86_64 LibreOffice_project/30$Build-2</meta:generator>
    <meta:document-statistic meta:object-count="260"/>
  </office:meta>
</office:document-meta>
</file>